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3.1307in"/>
    </style:style>
    <style:style style:name="co7" style:family="table-column">
      <style:table-column-properties fo:break-before="auto" style:column-width="3.0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10039" number:language="de" number:country="DE" number:automatic-order="true">
      <number:day/>
      <number:text>. </number:text>
      <number:month number:textual="true"/>
      <number:text> </number:text>
      <number:year/>
    </number:date-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 style:data-style-name="N10039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9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 style:data-style-name="N10039">
      <style:table-cell-properties fo:border-bottom="none" fo:background-color="#b2b2b2" style:text-align-source="fix" style:repeat-content="false" fo:border-left="none" fo:border-right="0.51pt solid #000000" fo:border-top="none" style:vertical-align="middle"/>
      <style:paragraph-properties fo:text-align="center" fo:margin-left="0in"/>
    </style:style>
    <style:style style:name="ce5" style:family="table-cell" style:parent-style-name="Default" style:data-style-name="N10039">
      <style:table-cell-properties fo:border-bottom="0.51pt solid #000000" fo:background-color="#b2b2b2" style:text-align-source="fix" style:repeat-content="false" fo:border-left="none" fo:border-right="0.51pt solid #000000" fo:border-top="none"/>
      <style:paragraph-properties fo:text-align="center" fo:margin-left="0in"/>
    </style:style>
    <style:style style:name="ce6" style:family="table-cell" style:parent-style-name="Default" style:data-style-name="N10030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10040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0040">
      <style:table-cell-properties fo:border-bottom="none" fo:background-color="#b2b2b2" style:text-align-source="fix" style:repeat-content="false" fo:border-left="0.51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 style:data-style-name="N10040">
      <style:table-cell-properties fo:border-bottom="0.51pt solid #000000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4" style:family="table-cell" style:parent-style-name="Default" style:data-style-name="N10040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 style:data-style-name="N10040">
      <style:table-cell-properties fo:background-color="#ffffff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40">
      <style:table-cell-properties fo:border-bottom="none" fo:background-color="#b2b2b2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7" style:family="table-cell" style:parent-style-name="Default" style:data-style-name="N10040">
      <style:table-cell-properties fo:border-bottom="none" fo:background-color="#b2b2b2" style:text-align-source="fix" style:repeat-content="false" fo:border-left="none" fo:border-right="0.51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0.51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51pt solid #000000" fo:background-color="#b2b2b2" fo:border-left="0.51pt solid #000000" fo:border-right="0.51pt solid #000000" fo:border-top="none"/>
    </style:style>
    <style:style style:name="ce2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1" style:family="table-cell" style:parent-style-name="Default">
      <style:table-cell-properties fo:border-bottom="0.51pt solid #000000" fo:background-color="#b2b2b2" style:text-align-source="fix" style:repeat-content="false" fo:border-left="0.51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51pt solid #000000" fo:background-color="#b2b2b2" fo:border-left="0.51pt solid #000000" fo:border-right="none" fo:border-top="none"/>
    </style:style>
    <style:style style:name="ce23" style:family="table-cell" style:parent-style-name="Default">
      <style:table-cell-properties fo:border-bottom="none" fo:background-color="#ffffff" fo:border-left="0.06pt solid #000000" fo:border-right="none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visibility="collapse" table:number-columns-repeated="1015" table:default-cell-style-name="ce1"/>
        <table:table-row table:style-name="ro1">
          <table:table-cell/>
          <table:table-cell table:style-name="ce2"/>
          <table:table-cell/>
          <table:table-cell table:style-name="ce11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Time Sheet</text:p>
          </table:table-cell>
          <table:covered-table-cell/>
          <table:covered-table-cell table:style-name="ce11"/>
          <table:covered-table-cell table:number-columns-repeated="4"/>
          <table:table-cell table:number-columns-repeated="1016"/>
        </table:table-row>
        <table:table-row table:style-name="ro3">
          <table:table-cell/>
          <table:table-cell table:style-name="ce2"/>
          <table:table-cell/>
          <table:table-cell table:style-name="ce11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Datum</text:p>
          </table:table-cell>
          <table:covered-table-cell table:style-name="ce8"/>
          <table:table-cell table:style-name="ce12" office:value-type="string" calcext:value-type="string" table:number-columns-spanned="3" table:number-rows-spanned="1">
            <text:p>Zeit</text:p>
          </table:table-cell>
          <table:covered-table-cell table:style-name="ce16"/>
          <table:covered-table-cell table:style-name="ce17"/>
          <table:table-cell table:style-name="ce18" office:value-type="string" calcext:value-type="string" table:number-columns-spanned="1" table:number-rows-spanned="2">
            <text:p>Gearbeitet an …</text:p>
          </table:table-cell>
          <table:table-cell table:style-name="ce21" office:value-type="string" calcext:value-type="string" table:number-columns-spanned="1" table:number-rows-spanned="2">
            <text:p>Bemerkung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Tag</text:p>
          </table:table-cell>
          <table:table-cell table:style-name="ce9" office:value-type="string" calcext:value-type="string">
            <text:p>Woche</text:p>
          </table:table-cell>
          <table:table-cell table:style-name="ce13" office:value-type="string" calcext:value-type="string">
            <text:p>von</text:p>
          </table:table-cell>
          <table:table-cell table:style-name="ce13" office:value-type="string" calcext:value-type="string">
            <text:p>bis</text:p>
          </table:table-cell>
          <table:table-cell table:style-name="ce13" office:value-type="string" calcext:value-type="string">
            <text:p>total</text:p>
          </table:table-cell>
          <table:covered-table-cell table:style-name="ce19"/>
          <table:covered-table-cell table:style-name="ce2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]);ISBLANK([.E6]));&quot;-&quot;;([.E6]-[.D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]);ISBLANK([.E7]));&quot;-&quot;;([.E7]-[.D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]);ISBLANK([.E8]));&quot;-&quot;;([.E8]-[.D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9]);ISBLANK([.E9]));&quot;-&quot;;([.E9]-[.D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0]);ISBLANK([.E10]));&quot;-&quot;;([.E10]-[.D1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1]);ISBLANK([.E11]));&quot;-&quot;;([.E11]-[.D1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2]);ISBLANK([.E12]));&quot;-&quot;;([.E12]-[.D1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3]);ISBLANK([.E13]));&quot;-&quot;;([.E13]-[.D13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4]);ISBLANK([.E14]));&quot;-&quot;;([.E14]-[.D14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5]);ISBLANK([.E15]));&quot;-&quot;;([.E15]-[.D15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6]);ISBLANK([.E16]));&quot;-&quot;;([.E16]-[.D1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7]);ISBLANK([.E17]));&quot;-&quot;;([.E17]-[.D1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8]);ISBLANK([.E18]));&quot;-&quot;;([.E18]-[.D1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19]);ISBLANK([.E19]));&quot;-&quot;;([.E19]-[.D1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0]);ISBLANK([.E20]));&quot;-&quot;;([.E20]-[.D2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1]);ISBLANK([.E21]));&quot;-&quot;;([.E21]-[.D2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2]);ISBLANK([.E22]));&quot;-&quot;;([.E22]-[.D2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3]);ISBLANK([.E23]));&quot;-&quot;;([.E23]-[.D23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4]);ISBLANK([.E24]));&quot;-&quot;;([.E24]-[.D24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5]);ISBLANK([.E25]));&quot;-&quot;;([.E25]-[.D25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6]);ISBLANK([.E26]));&quot;-&quot;;([.E26]-[.D2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7]);ISBLANK([.E27]));&quot;-&quot;;([.E27]-[.D2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8]);ISBLANK([.E28]));&quot;-&quot;;([.E28]-[.D2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29]);ISBLANK([.E29]));&quot;-&quot;;([.E29]-[.D2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0]);ISBLANK([.E30]));&quot;-&quot;;([.E30]-[.D3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1]);ISBLANK([.E31]));&quot;-&quot;;([.E31]-[.D3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2]);ISBLANK([.E32]));&quot;-&quot;;([.E32]-[.D3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3]);ISBLANK([.E33]));&quot;-&quot;;([.E33]-[.D33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4]);ISBLANK([.E34]));&quot;-&quot;;([.E34]-[.D34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5]);ISBLANK([.E35]));&quot;-&quot;;([.E35]-[.D35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6]);ISBLANK([.E36]));&quot;-&quot;;([.E36]-[.D3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7]);ISBLANK([.E37]));&quot;-&quot;;([.E37]-[.D3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8]);ISBLANK([.E38]));&quot;-&quot;;([.E38]-[.D3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39]);ISBLANK([.E39]));&quot;-&quot;;([.E39]-[.D3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0]);ISBLANK([.E40]));&quot;-&quot;;([.E40]-[.D4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1]);ISBLANK([.E41]));&quot;-&quot;;([.E41]-[.D4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2]);ISBLANK([.E42]));&quot;-&quot;;([.E42]-[.D4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3]);ISBLANK([.E43]));&quot;-&quot;;([.E43]-[.D43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4]);ISBLANK([.E44]));&quot;-&quot;;([.E44]-[.D44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5]);ISBLANK([.E45]));&quot;-&quot;;([.E45]-[.D45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6]);ISBLANK([.E46]));&quot;-&quot;;([.E46]-[.D4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7]);ISBLANK([.E47]));&quot;-&quot;;([.E47]-[.D4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8]);ISBLANK([.E48]));&quot;-&quot;;([.E48]-[.D4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49]);ISBLANK([.E49]));&quot;-&quot;;([.E49]-[.D4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0]);ISBLANK([.E50]));&quot;-&quot;;([.E50]-[.D5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1]);ISBLANK([.E51]));&quot;-&quot;;([.E51]-[.D5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2]);ISBLANK([.E52]));&quot;-&quot;;([.E52]-[.D5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3]);ISBLANK([.E53]));&quot;-&quot;;([.E53]-[.D53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4]);ISBLANK([.E54]));&quot;-&quot;;([.E54]-[.D54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5]);ISBLANK([.E55]));&quot;-&quot;;([.E55]-[.D55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6]);ISBLANK([.E56]));&quot;-&quot;;([.E56]-[.D5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7]);ISBLANK([.E57]));&quot;-&quot;;([.E57]-[.D5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8]);ISBLANK([.E58]));&quot;-&quot;;([.E58]-[.D5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59]);ISBLANK([.E59]));&quot;-&quot;;([.E59]-[.D5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0]);ISBLANK([.E60]));&quot;-&quot;;([.E60]-[.D6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1]);ISBLANK([.E61]));&quot;-&quot;;([.E61]-[.D6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2]);ISBLANK([.E62]));&quot;-&quot;;([.E62]-[.D6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3]);ISBLANK([.E63]));&quot;-&quot;;([.E63]-[.D63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4]);ISBLANK([.E64]));&quot;-&quot;;([.E64]-[.D64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5]);ISBLANK([.E65]));&quot;-&quot;;([.E65]-[.D65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6]);ISBLANK([.E66]));&quot;-&quot;;([.E66]-[.D6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7]);ISBLANK([.E67]));&quot;-&quot;;([.E67]-[.D6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8]);ISBLANK([.E68]));&quot;-&quot;;([.E68]-[.D6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69]);ISBLANK([.E69]));&quot;-&quot;;([.E69]-[.D6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0]);ISBLANK([.E70]));&quot;-&quot;;([.E70]-[.D7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1]);ISBLANK([.E71]));&quot;-&quot;;([.E71]-[.D7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2]);ISBLANK([.E72]));&quot;-&quot;;([.E72]-[.D7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3]);ISBLANK([.E73]));&quot;-&quot;;([.E73]-[.D73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4]);ISBLANK([.E74]));&quot;-&quot;;([.E74]-[.D74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5]);ISBLANK([.E75]));&quot;-&quot;;([.E75]-[.D75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6]);ISBLANK([.E76]));&quot;-&quot;;([.E76]-[.D7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7]);ISBLANK([.E77]));&quot;-&quot;;([.E77]-[.D7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8]);ISBLANK([.E78]));&quot;-&quot;;([.E78]-[.D7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79]);ISBLANK([.E79]));&quot;-&quot;;([.E79]-[.D7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0]);ISBLANK([.E80]));&quot;-&quot;;([.E80]-[.D8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1]);ISBLANK([.E81]));&quot;-&quot;;([.E81]-[.D8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2]);ISBLANK([.E82]));&quot;-&quot;;([.E82]-[.D8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3]);ISBLANK([.E83]));&quot;-&quot;;([.E83]-[.D83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4]);ISBLANK([.E84]));&quot;-&quot;;([.E84]-[.D84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5]);ISBLANK([.E85]));&quot;-&quot;;([.E85]-[.D85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6]);ISBLANK([.E86]));&quot;-&quot;;([.E86]-[.D86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7]);ISBLANK([.E87]));&quot;-&quot;;([.E87]-[.D87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8]);ISBLANK([.E88]));&quot;-&quot;;([.E88]-[.D88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89]);ISBLANK([.E89]));&quot;-&quot;;([.E89]-[.D89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90]);ISBLANK([.E90]));&quot;-&quot;;([.E90]-[.D90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91]);ISBLANK([.E91]));&quot;-&quot;;([.E91]-[.D91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style-name="ce14" table:number-columns-repeated="2"/>
          <table:table-cell table:style-name="ce14" table:formula="of:=IF(OR(ISBLANK([.D92]);ISBLANK([.E92]));&quot;-&quot;;([.E92]-[.D92]))" office:value-type="string" office:string-value="-" calcext:value-type="string">
            <text:p>-</text:p>
          </table:table-cell>
          <table:table-cell table:style-name="ce20"/>
          <table:table-cell table:style-name="ce23"/>
          <table:table-cell table:number-columns-repeated="1016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5:05:01.395260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07:15:48.459005017</meta:creation-date>
    <dc:date>2015-10-27T15:05:23.466249491</dc:date>
    <meta:editing-duration>P1DT14H28M3S</meta:editing-duration>
    <meta:editing-cycles>32</meta:editing-cycles>
    <meta:generator>LibreOffice/4.2.8.2$Linux_X86_64 LibreOffice_project/420m0$Build-2</meta:generator>
    <meta:document-statistic meta:table-count="1" meta:cell-count="97" meta:object-count="0"/>
  </office:meta>
</office:document-meta>
</file>